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2">GMRT</text:span><text:span text:style-name="T4"><text:tab/></text:span><text:tab/><text:tab/><text:tab/><text:tab/><text:span text:style-name="T2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1"><text:s/>02<text:span text:style-name="T3">Nd</text:span> December 2014 Time : 1.50 PM to 2.30 PM , GMRT Conference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1">NGK, CPK,SN,SSS,NMS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pan text:style-name="T5"><text:s text:c="7"/></text:span><text:span text:style-name="T1"><text:s text:c="2"/></text:span></text:p>
            <text:list xml:id="list295471565" text:style-name="L1">
              <text:list-item>
                <text:p text:style-name="P7">RRU updated that he along with Mr.Thiyagu completed the <text:s/>Servo programming (command &amp; response). Tested it with PC104 kept in Lab test set up.</text:p>
                <text:p text:style-name="P7">Will be testing with actual servo hardware setup in Servo Lab tomorrow.</text:p>
                <text:p text:style-name="P7"/>
              </text:list-item>
              <text:list-item>
                <text:p text:style-name="P7">CPK updated that we have received 32 L2 network. </text:p>
                <text:p text:style-name="P7">CPK will give inspection report after testing 3 switches.</text:p>
                <text:p text:style-name="P7">FPS serial link is working with NULL command.</text:p>
                <text:p text:style-name="P7">79 MCM cards tested. </text:p>
                <text:p text:style-name="P7"># By end of this month CPK will implement some more commands which he will be testing FPS Lab.</text:p>
                <text:p text:style-name="P7"/>
              </text:list-item>
              <text:list-item>
                <text:p text:style-name="P7">SSS updated that he is looking into the bugs related to point source image script.</text:p>
                <text:p text:style-name="P7">Some problem is there because of cronjob.</text:p>
                <text:p text:style-name="P7"/>
              </text:list-item>
              <text:list-item>
                <text:p text:style-name="P7">SN asked about the work report format.</text:p>
                <text:list>
                  <text:list-header>
                    <text:p text:style-name="P7"/>
                  </text:list-header>
                </text:list>
              </text:list-item>
              <text:list-item>
                <text:p text:style-name="P7">NGK suggested titles for work report.</text:p>
                <text:p text:style-name="P7">0<text:span text:style-name="T3">th</text:span> order will be description about the software.</text:p>
                <text:p text:style-name="P7">1<text:span text:style-name="T3">st</text:span> will be Online_v2 core software =&gt; RRU</text:p>
                <text:p text:style-name="P7">2<text:span text:style-name="T3">nd</text:span> will be web page observation tools + Database =&gt; SNK</text:p>
                <text:p text:style-name="P7">3<text:span text:style-name="T3">rd</text:span> will be <text:s/>rabbit programming + Desktop GUI =&gt; NMS</text:p>
                <text:p text:style-name="P7">4<text:span text:style-name="T3">th</text:span> will be Rabbit serial link + switches Network =&gt; CPK</text:p>
                <text:p text:style-name="P7">5<text:span text:style-name="T3">th</text:span> will be Python Environment + Astronomical library =&gt; DBB</text:p>
                <text:p text:style-name="P7">6<text:span text:style-name="T3">th</text:span> will be web page based radio source image maker =&gt; SSS</text:p>
                <text:p text:style-name="P7"><text:s/></text:p>
              </text:list-item>
            </text:list>
            <text:p text:style-name="P3"/>
            <text:list xml:id="list780672538" text:continue-numbering="true" text:style-name="L1">
              <text:list-header>
                <text:p text:style-name="P7"/>
              </text:list-header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12-02T15:25:26</dc:date>
    <dc:creator>teleset </dc:creator>
    <meta:editing-duration>P2DT13H7M13S</meta:editing-duration>
    <meta:editing-cycles>612</meta:editing-cycles>
    <meta:generator>LibreOffice/3.4$Linux LibreOffice_project/340m1$Build-602</meta:generator>
    <meta:document-statistic meta:table-count="1" meta:image-count="0" meta:object-count="0" meta:page-count="1" meta:paragraph-count="34" meta:word-count="254" meta:character-count="1345" meta:non-whitespace-character-count="1118"/>
  </office:meta>
</office:document-meta>
</file>